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SERVICIOS GENERALES SANTA URSULA S.A.C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LTO SIHUAS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IZA RAMOS JESUS ISIDR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VIZA RAMOS BELISA MARIBEL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3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9" office:value-type="string">
            <text:p text:style-name="P1">4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21:39:2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